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faf46" draw:textarea-horizontal-align="justify" draw:textarea-vertical-align="middle" draw:auto-grow-height="false" fo:min-height="0.944cm" fo:min-width="0.694cm" fo:wrap-option="wrap" loext:decorative="false"/>
    </style:style>
    <style:style style:name="gr2" style:family="graphic" style:parent-style-name="standard">
      <style:graphic-properties draw:fill="solid" draw:fill-color="#ff972f" draw:textarea-horizontal-align="justify" draw:textarea-vertical-align="middle" draw:auto-grow-height="false" fo:min-height="0.944cm" fo:min-width="0.69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87cm" fo:min-width="0.8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49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44cm" fo:min-width="0.694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5cm" fo:min-width="0cm" loext:decorative="false"/>
      <style:paragraph-properties style:writing-mode="lr-tb"/>
    </style:style>
    <style:style style:name="P1" style:family="paragraph">
      <loext:graphic-properties draw:fill="solid" draw:fill-color="#3faf46"/>
      <style:paragraph-properties fo:text-align="center"/>
    </style:style>
    <style:style style:name="P2" style:family="paragraph">
      <loext:graphic-properties draw:fill="solid" draw:fill-color="#ff972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94cm" svg:height="1.194cm" svg:x="10.19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94cm" svg:height="1.194cm" svg:x="10.198cm" svg:y="6.0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91cm" svg:height="1.237cm" svg:x="10.1cm" svg:y="3.54cm">
          <draw:text-box>
            <text:p text:style-name="P3"><text:span text:style-name="T1">First</text:span></text:p>
            <text:p text:style-name="P3"><text:span text:style-name="T2">Tool</text:span></text:p>
          </draw:text-box>
        </draw:frame>
        <draw:frame draw:style-name="gr4" draw:text-style-name="P5" draw:layer="layout" svg:width="1.442cm" svg:height="1.199cm" svg:x="10.074cm" svg:y="6.08cm">
          <draw:text-box>
            <text:p text:style-name="P3"><text:span text:style-name="T2">Next</text:span></text:p>
            <text:p text:style-name="P3"><text:span text:style-name="T2">Tool</text:span></text:p>
          </draw:text-box>
        </draw:frame>
        <draw:custom-shape draw:style-name="gr5" draw:text-style-name="P3" draw:layer="layout" svg:width="1.194cm" svg:height="1.194cm" svg:x="10.207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397cm" svg:height="1.199cm" svg:x="10.097cm" svg:y="8.62cm">
          <draw:text-box>
            <text:p text:style-name="P3"><text:span text:style-name="T2">Bit Zer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11:53:22.867050455</meta:creation-date>
    <meta:print-date>2025-06-12T12:13:06.379714718</meta:print-date>
    <dc:date>2025-07-27T00:29:47.134005309</dc:date>
    <meta:editing-duration>PT14M5S</meta:editing-duration>
    <meta:editing-cycles>2</meta:editing-cycles>
    <meta:generator>LibreOffice/25.2.5.2$Linux_X86_64 LibreOffice_project/520$Build-2</meta:generator>
    <meta:document-statistic meta:object-count="6"/>
  </office:meta>
</office:document-meta>
</file>